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16.2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2.01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6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06pt solid #000000" style:vertical-align="top"/>
    </style:style>
    <style:style style:name="ce21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8">
      <style:table-cell-properties fo:border="0.06pt solid #000000" style:vertical-align="top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color="#ff3333" fo:font-weight="bold" style:font-weight-asian="bold" style:font-weight-complex="bold"/>
    </style:style>
    <style:style style:name="ce27" style:family="table-cell" style:parent-style-name="Default" style:data-style-name="N108"/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31" style:family="table-cell" style:parent-style-name="Default" style:data-style-name="N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2" style:family="table-cell" style:parent-style-name="Default" style:data-style-name="N108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3" style:family="table-cell" style:parent-style-name="Default" style:data-style-name="N108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 style:data-style-name="N108">
      <style:table-cell-properties fo:border="0.06pt solid #000000" style:vertical-align="top"/>
    </style:style>
    <style:style style:name="ce35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6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bold" style:font-weight-asian="bold" style:font-weight-complex="bold"/>
    </style:style>
    <style:style style:name="ce37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8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40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end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</style:style>
    <style:style style:name="ce42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</style:style>
    <style:style style:name="ce43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</style:style>
    <style:style style:name="ce44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45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74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74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0.74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63" style:family="table-cell" style:parent-style-name="Default" style:data-style-name="N108">
      <style:table-cell-properties fo:border-bottom="0.74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64" style:family="table-cell" style:parent-style-name="Default" style:data-style-name="N108">
      <style:table-cell-properties fo:border-bottom="0.06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65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6" style:family="table-cell" style:parent-style-name="Default" style:data-style-name="N108">
      <style:table-cell-properties fo:border-bottom="0.74pt solid #000000" fo:border-left="0.06pt solid #000000" fo:border-right="2.01pt solid #000000" fo:border-top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7" style:family="table-cell" style:parent-style-name="Default" style:data-style-name="N108">
      <style:table-cell-properties fo:border-bottom="0.06pt solid #000000" fo:border-left="0.06pt solid #000000" fo:border-right="2.01pt solid #000000" fo:border-top="0.74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oboSAX light tht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Default"/>
        <table:table-column table:style-name="co1" table:default-cell-style-name="ce27"/>
        <table:table-column table:style-name="co2" table:default-cell-style-name="Default"/>
        <table:table-column table:style-name="co3" table:default-cell-style-name="ce27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2" office:value-type="string" calcext:value-type="string">
            <text:p>Value / Description</text:p>
          </table:table-cell>
          <table:table-cell table:style-name="ce12" office:value-type="string" calcext:value-type="string">
            <text:p>Order code</text:p>
          </table:table-cell>
          <table:table-cell table:style-name="ce12" office:value-type="string" calcext:value-type="string">
            <text:p>#</text:p>
          </table:table-cell>
          <table:table-cell table:style-name="ce30" office:value-type="string" calcext:value-type="string">
            <text:p>Prize</text:p>
          </table:table-cell>
          <table:table-cell table:style-name="ce36" office:value-type="string" calcext:value-type="string">
            <text:p>Sum</text:p>
          </table:table-cell>
        </table:table-row>
        <table:table-row table:style-name="ro1">
          <table:table-cell table:style-name="ce2" office:value-type="string" calcext:value-type="string">
            <text:p>B1, B2, BMODE</text:p>
          </table:table-cell>
          <table:table-cell table:style-name="ce13" office:value-type="string" calcext:value-type="string">
            <text:p>button; 6x6mm; h=5mm</text:p>
          </table:table-cell>
          <table:table-cell table:style-name="ce13" office:value-type="string" calcext:value-type="string">
            <text:p><text:a xlink:href="https://www.reichelt.de/Kurzhubtaster/TASTER-9302/3/index.html?ACTION=3&amp;LA=446&amp;ARTICLE=44579&amp;GROUPID=7587&amp;artnr=TASTER+9302" xlink:type="simple">TASTER 9302</text:a>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currency" office:currency="EUR" office:value="0.13" calcext:value-type="currency">
            <text:p>0,13 €</text:p>
          </table:table-cell>
          <table:table-cell table:style-name="ce37" table:formula="of:= [.D2] * [.E2]" office:value-type="currency" office:currency="EUR" office:value="0.39" calcext:value-type="currency">
            <text:p>0,39 €</text:p>
          </table:table-cell>
        </table:table-row>
        <table:table-row table:style-name="ro1">
          <table:table-cell table:style-name="ce3" office:value-type="string" calcext:value-type="string">
            <text:p>CQ1, CQ2</text:p>
          </table:table-cell>
          <table:table-cell table:style-name="ce14" office:value-type="string" calcext:value-type="string">
            <text:p>18pF; 2,5mm</text:p>
          </table:table-cell>
          <table:table-cell table:style-name="ce14" office:value-type="string" calcext:value-type="string">
            <text:p><text:a xlink:href="https://www.reichelt.de/Kurzhubtaster/TASTER-9302/3/index.html?ACTION=3;ARTICLE=9274" xlink:type="simple">KERKO 18P</text:a></text:p>
          </table:table-cell>
          <table:table-cell table:style-name="ce14" office:value-type="float" office:value="2" calcext:value-type="float">
            <text:p>2</text:p>
          </table:table-cell>
          <table:table-cell table:style-name="ce31" office:value-type="currency" office:currency="EUR" office:value="0.06" calcext:value-type="currency">
            <text:p>0,06 €</text:p>
          </table:table-cell>
          <table:table-cell table:style-name="ce38" table:formula="of:= [.D3] * 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table:style-name="ce2" office:value-type="string" calcext:value-type="string">
            <text:p>CD1, CD2</text:p>
          </table:table-cell>
          <table:table-cell table:style-name="ce13" office:value-type="string" calcext:value-type="string">
            <text:p>100pF; 2,5mm</text:p>
          </table:table-cell>
          <table:table-cell table:style-name="ce13" office:value-type="string" calcext:value-type="string">
            <text:p><text:a xlink:href="https://www.reichelt.de/Kurzhubtaster/TASTER-9302/3/index.html?ACTION=3;ARTICLE=9266" xlink:type="simple">KERKO 100P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06" calcext:value-type="currency">
            <text:p>0,06 €</text:p>
          </table:table-cell>
          <table:table-cell table:style-name="ce37" table:formula="of:= [.D4] * [.E4]" office:value-type="currency" office:currency="EUR" office:value="0.12" calcext:value-type="currency">
            <text:p>0,12 €</text:p>
          </table:table-cell>
        </table:table-row>
        <table:table-row table:style-name="ro2">
          <table:table-cell table:style-name="ce2" office:value-type="string" calcext:value-type="string">
            <text:p>CB1, CB2, CB3</text:p>
            <text:p><text:span text:style-name="T1">CM1, CM2, CM3,</text:span></text:p>
            <text:p>CD3, CS1, CS2</text:p>
          </table:table-cell>
          <table:table-cell table:style-name="ce15" office:value-type="string" calcext:value-type="string">
            <text:p>100nF; 2,5mm</text:p>
          </table:table-cell>
          <table:table-cell table:style-name="ce15" office:value-type="string" calcext:value-type="string">
            <text:p><text:a xlink:href="https://www.reichelt.de/Kurzhubtaster/TASTER-9302/3/index.html?ACTION=3;ARTICLE=22853" xlink:type="simple">X7R-2,5 100N</text:a></text:p>
          </table:table-cell>
          <table:table-cell table:style-name="ce13" office:value-type="float" office:value="9" calcext:value-type="float">
            <text:p>9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5] * [.E5]" office:value-type="currency" office:currency="EUR" office:value="0.45" calcext:value-type="currency">
            <text:p>0,45 €</text:p>
          </table:table-cell>
        </table:table-row>
        <table:table-row table:style-name="ro1">
          <table:table-cell table:style-name="ce4" office:value-type="string" calcext:value-type="string">
            <text:p>CS3</text:p>
          </table:table-cell>
          <table:table-cell table:style-name="ce16" office:value-type="string" calcext:value-type="string">
            <text:p>47µF; 2mm; d=5mm</text:p>
          </table:table-cell>
          <table:table-cell table:style-name="ce16" office:value-type="string" calcext:value-type="string">
            <text:p><text:a xlink:href="https://www.reichelt.de/Kurzhubtaster/TASTER-9302/3/index.html?ACTION=3;ARTICLE=42399" xlink:type="simple">RAD 105 47/35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03" calcext:value-type="currency">
            <text:p>0,03 €</text:p>
          </table:table-cell>
          <table:table-cell table:style-name="ce39" table:formula="of:= [.D6] * [.E6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2" office:value-type="string" calcext:value-type="string">
            <text:p>DD1, DD2</text:p>
          </table:table-cell>
          <table:table-cell table:style-name="ce13" office:value-type="string" calcext:value-type="string">
            <text:p>fast, low cap</text:p>
          </table:table-cell>
          <table:table-cell table:style-name="ce13" office:value-type="string" calcext:value-type="string">
            <text:p><text:a xlink:href="https://www.reichelt.de/1N-UF-AA-Dioden/1N-4151-DIO/3/index.html?ACTION=3&amp;LA=446&amp;ARTICLE=1732&amp;GROUPID=2987&amp;artnr=1N+4151+DIO" xlink:type="simple">1N 4151 DIO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02" calcext:value-type="currency">
            <text:p>0,02 €</text:p>
          </table:table-cell>
          <table:table-cell table:style-name="ce37" table:formula="of:= [.D7] * [.E7]" office:value-type="currency" office:currency="EUR" office:value="0.04" calcext:value-type="currency">
            <text:p>0,04 €</text:p>
          </table:table-cell>
        </table:table-row>
        <table:table-row table:style-name="ro1">
          <table:table-cell table:style-name="ce2" office:value-type="string" calcext:value-type="string">
            <text:p>DS</text:p>
          </table:table-cell>
          <table:table-cell table:style-name="ce13" office:value-type="string" calcext:value-type="string">
            <text:p>low drop</text:p>
          </table:table-cell>
          <table:table-cell table:style-name="ce13" office:value-type="string" calcext:value-type="string">
            <text:p><text:a xlink:href="https://www.reichelt.de/1N-UF-AA-Dioden/1N-4151-DIO/3/index.html?ACTION=3;ARTICLE=41850" xlink:type="simple">1N 5819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06" calcext:value-type="currency">
            <text:p>0,06 €</text:p>
          </table:table-cell>
          <table:table-cell table:style-name="ce37" table:formula="of:= [.D8] * [.E8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ICD</text:p>
          </table:table-cell>
          <table:table-cell table:style-name="ce17" office:value-type="string" calcext:value-type="string" table:number-columns-spanned="1" table:number-rows-spanned="2">
            <text:p>driver rs485</text:p>
          </table:table-cell>
          <table:table-cell table:style-name="ce14" office:value-type="string" calcext:value-type="string">
            <text:p><text:a xlink:href="https://www.reichelt.de/1N-UF-AA-Dioden/1N-4151-DIO/3/index.html?ACTION=3;ARTICLE=19202" xlink:type="simple">SN 75176BP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currency" office:currency="EUR" office:value="0.34" calcext:value-type="currency">
            <text:p>0,34 €</text:p>
          </table:table-cell>
          <table:table-cell table:style-name="ce38" table:formula="of:= [.D9] * [.E9]" office:value-type="currency" office:currency="EUR" office:value="0.34" calcext:value-type="currency">
            <text:p>0,34 €</text:p>
          </table:table-cell>
        </table:table-row>
        <table:table-row table:style-name="ro1">
          <table:covered-table-cell table:style-name="ce6"/>
          <table:covered-table-cell table:style-name="ce18"/>
          <table:table-cell table:style-name="ce24" office:value-type="string" calcext:value-type="string">
            <text:p><text:a xlink:href="https://www.reichelt.de/1N-UF-AA-Dioden/1N-4151-DIO/3/index.html?ACTION=3;ARTICLE=107974" xlink:type="simple">ADM 485 JN</text:a></text:p>
          </table:table-cell>
          <table:table-cell table:style-name="ce24" office:value-type="float" office:value="1" calcext:value-type="float">
            <text:p>1</text:p>
          </table:table-cell>
          <table:table-cell table:style-name="ce33" office:value-type="currency" office:currency="EUR" office:value="1.99" calcext:value-type="currency">
            <text:p>1,99 €</text:p>
          </table:table-cell>
          <table:table-cell table:style-name="ce40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ICL1, ICL2</text:p>
          </table:table-cell>
          <table:table-cell table:style-name="ce13" office:value-type="string" calcext:value-type="string">
            <text:p>transistor array</text:p>
          </table:table-cell>
          <table:table-cell table:style-name="ce13" office:value-type="string" calcext:value-type="string">
            <text:p><text:a xlink:href="https://www.reichelt.de/1N-UF-AA-Dioden/1N-4151-DIO/3/index.html?ACTION=3;ARTICLE=22069" xlink:type="simple">ULN 2003A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32" calcext:value-type="currency">
            <text:p>0,32 €</text:p>
          </table:table-cell>
          <table:table-cell table:style-name="ce37" table:formula="of:= [.D11] * [.E11]" office:value-type="currency" office:currency="EUR" office:value="0.64" calcext:value-type="currency">
            <text:p>0,64 €</text:p>
          </table:table-cell>
        </table:table-row>
        <table:table-row table:style-name="ro1">
          <table:table-cell table:style-name="ce2" office:value-type="string" calcext:value-type="string">
            <text:p>ICM</text:p>
          </table:table-cell>
          <table:table-cell table:style-name="ce13" office:value-type="string" calcext:value-type="string">
            <text:p>atmega 328P</text:p>
          </table:table-cell>
          <table:table-cell table:style-name="ce13" office:value-type="string" calcext:value-type="string">
            <text:p><text:a xlink:href="https://www.reichelt.de/1N-UF-AA-Dioden/1N-4151-DIO/3/index.html?ACTION=3;ARTICLE=119685" xlink:type="simple">ATMEGA 328P-PU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2.5" calcext:value-type="currency">
            <text:p>2,50 €</text:p>
          </table:table-cell>
          <table:table-cell table:style-name="ce37" table:formula="of:= [.D12] * [.E12]" office:value-type="currency" office:currency="EUR" office:value="2.5" calcext:value-type="currency">
            <text:p>2,50 €</text:p>
          </table:table-cell>
        </table:table-row>
        <table:table-row table:style-name="ro1">
          <table:table-cell table:style-name="ce4" office:value-type="string" calcext:value-type="string">
            <text:p>ICS</text:p>
          </table:table-cell>
          <table:table-cell table:style-name="ce16" office:value-type="string" calcext:value-type="string">
            <text:p>low-drop; 5V; 1A</text:p>
          </table:table-cell>
          <table:table-cell table:style-name="ce16" office:value-type="string" calcext:value-type="string">
            <text:p><text:a xlink:href="https://www.reichelt.de/1N-UF-AA-Dioden/1N-4151-DIO/3/index.html?ACTION=3;ARTICLE=200893" xlink:type="simple">LD1117 V50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51" calcext:value-type="currency">
            <text:p>0,51 €</text:p>
          </table:table-cell>
          <table:table-cell table:style-name="ce39" table:formula="of:= [.D13] * [.E13]" office:value-type="currency" office:currency="EUR" office:value="0.51" calcext:value-type="currency">
            <text:p>0,51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JD1, JD2, JD3, JD4</text:p>
          </table:table-cell>
          <table:table-cell table:style-name="ce19" office:value-type="string" calcext:value-type="string" table:number-columns-spanned="1" table:number-rows-spanned="2">
            <text:p>jumper; 1x2 pins</text:p>
          </table:table-cell>
          <table:table-cell table:style-name="ce13" office:value-type="string" calcext:value-type="string">
            <text:p><text:a xlink:href="https://www.reichelt.de/Stiftleisten/SL-1X36G-2-54/3/index.html?ACTION=3&amp;LA=446&amp;ARTICLE=19504&amp;GROUPID=7434&amp;artnr=SL+1X36G+2%2C54" xlink:type="simple">SL 1X36G 2,54</text:a></text:p>
          </table:table-cell>
          <table:table-cell table:style-name="ce13" office:value-type="float" office:value="0.25" calcext:value-type="float">
            <text:p>0,25</text:p>
          </table:table-cell>
          <table:table-cell table:style-name="ce25" office:value-type="currency" office:currency="EUR" office:value="0.17" calcext:value-type="currency">
            <text:p>0,17 €</text:p>
          </table:table-cell>
          <table:table-cell table:style-name="ce37" table:formula="of:= [.D14] * [.E14]" office:value-type="currency" office:currency="EUR" office:value="0.0425" calcext:value-type="currency">
            <text:p>0,04 €</text:p>
          </table:table-cell>
        </table:table-row>
        <table:table-row table:style-name="ro1">
          <table:covered-table-cell table:style-name="ce6"/>
          <table:covered-table-cell table:style-name="ce18"/>
          <table:table-cell table:style-name="ce24" office:value-type="string" calcext:value-type="string">
            <text:p><text:a xlink:href="https://www.reichelt.de/Stiftleisten/RND-205-00623/3/index.html?ACTION=3&amp;LA=2&amp;ARTICLE=208849&amp;GROUPID=7434&amp;artnr=RND+205-00623" xlink:type="simple">RND 205-00623</text:a></text:p>
          </table:table-cell>
          <table:table-cell table:style-name="ce24" office:value-type="float" office:value="4" calcext:value-type="float">
            <text:p>4</text:p>
          </table:table-cell>
          <table:table-cell table:style-name="ce33" office:value-type="currency" office:currency="EUR" office:value="0.04" calcext:value-type="currency">
            <text:p>0,04 €</text:p>
          </table:table-cell>
          <table:table-cell table:style-name="ce40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302, J304, J305</text:p>
          </table:table-cell>
          <table:table-cell table:style-name="ce13" office:value-type="string" calcext:value-type="string">
            <text:p>special pin head; 1x2 pins</text:p>
          </table:table-cell>
          <table:table-cell table:style-name="ce13" office:value-type="string" calcext:value-type="string">
            <text:p><text:a xlink:href="https://www.reichelt.de/Platinen-Steckverbinder/PSS-254-2G/3/index.html?ACTION=3&amp;LA=10030&amp;ARTICLE=14907&amp;GROUPID=7525&amp;artnr=PSS+254%2F2G" xlink:type="simple">PSS 254/2G</text:a>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currency" office:currency="EUR" office:value="0.03" calcext:value-type="currency">
            <text:p>0,03 €</text:p>
          </table:table-cell>
          <table:table-cell table:style-name="ce37" table:formula="of:= [.D16] * [.E16]" office:value-type="currency" office:currency="EUR" office:value="0.09" calcext:value-type="currency">
            <text:p>0,09 €</text:p>
          </table:table-cell>
        </table:table-row>
        <table:table-row table:style-name="ro1">
          <table:table-cell table:style-name="ce2" office:value-type="string" calcext:value-type="string">
            <text:p>J301, J303</text:p>
          </table:table-cell>
          <table:table-cell table:style-name="ce13" office:value-type="string" calcext:value-type="string">
            <text:p>special pin head; 1x3 pins</text:p>
          </table:table-cell>
          <table:table-cell table:style-name="ce13" office:value-type="string" calcext:value-type="string">
            <text:p><text:a xlink:href="https://www.reichelt.de/Platinen-Steckverbinder/PSS-254-3G/3/index.html?ACTION=3&amp;LA=10030&amp;ARTICLE=14462&amp;GROUPID=7525&amp;artnr=PSS+254%2F3G" xlink:type="simple">PSS 254/3G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03" calcext:value-type="currency">
            <text:p>0,03 €</text:p>
          </table:table-cell>
          <table:table-cell table:style-name="ce37" table:formula="of:= [.D17] * [.E17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2" office:value-type="string" calcext:value-type="string">
            <text:p>JP6</text:p>
          </table:table-cell>
          <table:table-cell table:style-name="ce13" office:value-type="string" calcext:value-type="string">
            <text:p>special pin head; 90°; 1x6 pins</text:p>
          </table:table-cell>
          <table:table-cell table:style-name="ce15" office:value-type="string" calcext:value-type="string">
            <text:p><text:span text:style-name="T2"><text:a xlink:href="https://www.reichelt.de/Platinen-Steckverbinder/PSS-254-2G/3/index.html?ACTION=3;ARTICLE=217631" xlink:type="simple">PSS 254/6W</text:a>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14" calcext:value-type="currency">
            <text:p>0,14 €</text:p>
          </table:table-cell>
          <table:table-cell table:style-name="ce37" table:formula="of:= [.D18] * [.E18]" office:value-type="currency" office:currency="EUR" office:value="0.14" calcext:value-type="currency">
            <text:p>0,14 €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JT</text:p>
          </table:table-cell>
          <table:table-cell table:style-name="ce19" office:value-type="string" calcext:value-type="string" table:number-columns-spanned="1" table:number-rows-spanned="2">
            <text:p>female header; 1x4 pins</text:p>
          </table:table-cell>
          <table:table-cell table:style-name="ce13" office:value-type="string" calcext:value-type="string">
            <text:p><text:a xlink:href="https://www.reichelt.de/Buchsenleisten/MPE-094-1-004/3/index.html?ACTION=3&amp;LA=10030&amp;ARTICLE=119913&amp;GROUPID=7435&amp;artnr=MPE+094-1-004" xlink:type="simple">MPE 094-1-004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16" calcext:value-type="currency">
            <text:p>0,16 €</text:p>
          </table:table-cell>
          <table:table-cell table:style-name="ce37" table:formula="of:= [.D19] * [.E19]" office:value-type="currency" office:currency="EUR" office:value="0.16" calcext:value-type="currency">
            <text:p>0,16 €</text:p>
          </table:table-cell>
        </table:table-row>
        <table:table-row table:style-name="ro1">
          <table:covered-table-cell table:style-name="ce6"/>
          <table:covered-table-cell table:style-name="ce18"/>
          <table:table-cell table:style-name="ce24" office:value-type="string" calcext:value-type="string">
            <text:p><text:a xlink:href="https://www.reichelt.de/Buchsenleisten/MPE-094-1-004/3/index.html?ACTION=3;ARTICLE=51827" xlink:type="simple">BL 1X20G8 2,54</text:a></text:p>
          </table:table-cell>
          <table:table-cell table:style-name="ce24" office:value-type="float" office:value="0.25" calcext:value-type="float">
            <text:p>0,25</text:p>
          </table:table-cell>
          <table:table-cell table:style-name="ce33" office:value-type="currency" office:currency="EUR" office:value="0.27" calcext:value-type="currency">
            <text:p>0,27 €</text:p>
          </table:table-cell>
          <table:table-cell table:style-name="ce40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JP</text:p>
          </table:table-cell>
          <table:table-cell table:style-name="ce13" office:value-type="string" calcext:value-type="string">
            <text:p>box header; 2x3 pins</text:p>
          </table:table-cell>
          <table:table-cell table:style-name="ce13" office:value-type="string" calcext:value-type="string">
            <text:p><text:a xlink:href="https://www.reichelt.de/Stiftleisten/RND-205-00623/3/index.html?ACTION=3;ARTICLE=85732" xlink:type="simple">WSL 6G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16" calcext:value-type="currency">
            <text:p>0,16 €</text:p>
          </table:table-cell>
          <table:table-cell table:style-name="ce37" table:formula="of:= [.D21] * [.E21]" office:value-type="currency" office:currency="EUR" office:value="0.16" calcext:value-type="currency">
            <text:p>0,16 €</text:p>
          </table:table-cell>
        </table:table-row>
        <table:table-row table:style-name="ro1">
          <table:table-cell table:style-name="ce2" office:value-type="string" calcext:value-type="string">
            <text:p>J201, J202</text:p>
          </table:table-cell>
          <table:table-cell table:style-name="ce13" office:value-type="string" calcext:value-type="string">
            <text:p>box header; 2x5 pins</text:p>
          </table:table-cell>
          <table:table-cell table:style-name="ce13" office:value-type="string" calcext:value-type="string">
            <text:p><text:a xlink:href="https://www.reichelt.de/Stiftleisten/RND-205-00623/3/index.html?ACTION=3;ARTICLE=22816" xlink:type="simple">WSL 10G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09" calcext:value-type="currency">
            <text:p>0,09 €</text:p>
          </table:table-cell>
          <table:table-cell table:style-name="ce37" table:formula="of:= [.D22] * [.E22]" office:value-type="currency" office:currency="EUR" office:value="0.18" calcext:value-type="currency">
            <text:p>0,18 €</text:p>
          </table:table-cell>
        </table:table-row>
        <table:table-row table:style-name="ro1">
          <table:table-cell table:style-name="ce2" office:value-type="string" calcext:value-type="string">
            <text:p>JLED1, JLED2</text:p>
          </table:table-cell>
          <table:table-cell table:style-name="ce13" office:value-type="string" calcext:value-type="string">
            <text:p>micromatch; 2x3 pins</text:p>
          </table:table-cell>
          <table:table-cell table:style-name="ce13" office:value-type="string" calcext:value-type="string">
            <text:p><text:a xlink:href="https://www.reichelt.de/Buchsenleisten/MPE-094-1-005/3/index.html?ACTION=3;ARTICLE=120008" xlink:type="simple">MPE 369-1-006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31" calcext:value-type="currency">
            <text:p>0,31 €</text:p>
          </table:table-cell>
          <table:table-cell table:style-name="ce37" table:formula="of:= [.D23] * [.E23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2" office:value-type="string" calcext:value-type="string">
            <text:p>J501, J502</text:p>
          </table:table-cell>
          <table:table-cell table:style-name="ce20" office:value-type="string" calcext:value-type="string">
            <text:p>connecting teminal; 2x</text:p>
          </table:table-cell>
          <table:table-cell table:style-name="ce25" office:value-type="string" calcext:value-type="string">
            <text:p><text:a xlink:href="https://www.reichelt.de/Buchsenleisten/MPE-094-1-005/3/index.html?ACTION=3;ARTICLE=36605" xlink:type="simple">AKL 101-02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34" office:value-type="currency" office:currency="EUR" office:value="0.31" calcext:value-type="currency">
            <text:p>0,31 €</text:p>
          </table:table-cell>
          <table:table-cell table:style-name="ce41" table:formula="of:= [.D24] * [.E24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5" office:value-type="string" calcext:value-type="string">
            <text:p>LD1</text:p>
          </table:table-cell>
          <table:table-cell table:style-name="ce14" office:value-type="string" calcext:value-type="string">
            <text:p>3mm; 2mA; green</text:p>
          </table:table-cell>
          <table:table-cell table:style-name="ce14" office:value-type="string" calcext:value-type="string">
            <text:p><text:a xlink:href="https://www.reichelt.de/Platinen-Steckverbinder/PSK-254-2W/3/index.html?ACTION=3;ARTICLE=21624" xlink:type="simple">LED 3MM 2MA GN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currency" office:currency="EUR" office:value="0.133" calcext:value-type="currency">
            <text:p>0,13 €</text:p>
          </table:table-cell>
          <table:table-cell table:style-name="ce42" table:formula="of:= [.D25] * [.E25]" office:value-type="currency" office:currency="EUR" office:value="0.133" calcext:value-type="currency">
            <text:p>0,13 €</text:p>
          </table:table-cell>
        </table:table-row>
        <table:table-row table:style-name="ro1">
          <table:table-cell table:style-name="ce7" office:value-type="string" calcext:value-type="string">
            <text:p>LD2, LS</text:p>
          </table:table-cell>
          <table:table-cell table:style-name="ce13" office:value-type="string" calcext:value-type="string">
            <text:p>3mm; 2mA, red</text:p>
          </table:table-cell>
          <table:table-cell table:style-name="ce13" office:value-type="string" calcext:value-type="string">
            <text:p><text:a xlink:href="https://www.reichelt.de/Platinen-Steckverbinder/PSK-254-2W/3/index.html?ACTION=3;ARTICLE=21626" xlink:type="simple">LED 3MM 2MA RT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09" calcext:value-type="currency">
            <text:p>0,09 €</text:p>
          </table:table-cell>
          <table:table-cell table:style-name="ce41" table:formula="of:= [.D26] * [.E26]" office:value-type="currency" office:currency="EUR" office:value="0.18" calcext:value-type="currency">
            <text:p>0,18 €</text:p>
          </table:table-cell>
        </table:table-row>
        <table:table-row table:style-name="ro1">
          <table:table-cell table:style-name="ce4" office:value-type="string" calcext:value-type="string">
            <text:p>LED3</text:p>
          </table:table-cell>
          <table:table-cell table:style-name="ce16" office:value-type="string" calcext:value-type="string">
            <text:p>RGB-led; smd</text:p>
          </table:table-cell>
          <table:table-cell table:style-name="ce26" office:value-type="string" calcext:value-type="string">
            <text:p><text:a xlink:href="https://www.ebay.de/itm/LRTBG6TG-RGB-PLCC6-6-LEAD-MULTILED-rot-grun-blau-LED-OSRAM-100-Stuck-/191014679655" xlink:type="simple">LRTBG6TG (other)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43" table:formula="of:= [.D27] * [.E27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8" office:value-type="string" calcext:value-type="string">
            <text:p>Q1</text:p>
          </table:table-cell>
          <table:table-cell table:style-name="ce21" office:value-type="string" calcext:value-type="string">
            <text:p>crystal; 16 MHz</text:p>
          </table:table-cell>
          <table:table-cell table:style-name="ce21" office:value-type="string" calcext:value-type="string">
            <text:p><text:a xlink:href="https://www.reichelt.de/Platinen-Steckverbinder/PSK-254-2W/3/index.html?ACTION=3;ARTICLE=32852" xlink:type="simple">16,0000-HC49U-S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35" office:value-type="currency" office:currency="EUR" office:value="0.22" calcext:value-type="currency">
            <text:p>0,22 €</text:p>
          </table:table-cell>
          <table:table-cell table:style-name="ce44" table:formula="of:= [.D28] * [.E28]" office:value-type="currency" office:currency="EUR" office:value="0.22" calcext:value-type="currency">
            <text:p>0,22 €</text:p>
          </table:table-cell>
        </table:table-row>
        <table:table-row table:style-name="ro1">
          <table:table-cell table:style-name="ce6" office:value-type="string" calcext:value-type="string">
            <text:p>RD3</text:p>
          </table:table-cell>
          <table:table-cell table:style-name="ce18" office:value-type="string" calcext:value-type="string">
            <text:p>?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29] * [.E29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style-name="ce6" office:value-type="string" calcext:value-type="string">
            <text:p>RD4</text:p>
          </table:table-cell>
          <table:table-cell table:style-name="ce18" office:value-type="string" calcext:value-type="string">
            <text:p>?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30] * [.E30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6" office:value-type="string" calcext:value-type="string">
            <text:p>RL1B, RL1G, RL2B,</text:p>
            <text:p>RL2G, RL3B, RL3G</text:p>
          </table:table-cell>
          <table:table-cell table:style-name="ce18" office:value-type="float" office:value="22" calcext:value-type="float">
            <text:p>22</text:p>
          </table:table-cell>
          <table:table-cell table:style-name="ce13" office:value-type="string" calcext:value-type="string">
            <text:p><text:a xlink:href="https://www.reichelt.de/Platinen-Steckverbinder/PSK-254-2W/3/index.html?ACTION=3;ARTICLE=11621" xlink:type="simple">METALL 22,0</text:a></text:p>
          </table:table-cell>
          <table:table-cell table:style-name="ce13" office:value-type="float" office:value="6" calcext:value-type="float">
            <text:p>6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31] * [.E31]" office:value-type="currency" office:currency="EUR" office:value="0.3" calcext:value-type="currency">
            <text:p>0,30 €</text:p>
          </table:table-cell>
        </table:table-row>
        <table:table-row table:style-name="ro1">
          <table:table-cell table:style-name="ce6" office:value-type="string" calcext:value-type="string">
            <text:p>RL1R, RL2R, RL3R</text:p>
          </table:table-cell>
          <table:table-cell table:style-name="ce18" office:value-type="float" office:value="40.4" calcext:value-type="float">
            <text:p>40,4</text:p>
          </table:table-cell>
          <table:table-cell table:style-name="ce13" office:value-type="string" calcext:value-type="string">
            <text:p><text:a xlink:href="https://www.reichelt.de/Platinen-Steckverbinder/PSK-254-2W/3/index.html?ACTION=3;ARTICLE=11790" xlink:type="simple">METALL 40,2</text:a>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32] * [.E32]" office:value-type="currency" office:currency="EUR" office:value="0.15" calcext:value-type="currency">
            <text:p>0,15 €</text:p>
          </table:table-cell>
        </table:table-row>
        <table:table-row table:style-name="ro3">
          <table:table-cell table:style-name="ce6" office:value-type="string" calcext:value-type="string">
            <text:p>RL1I, RL2I, RD1,</text:p>
            <text:p>RD6</text:p>
          </table:table-cell>
          <table:table-cell table:style-name="ce18" office:value-type="float" office:value="150" calcext:value-type="float">
            <text:p>150</text:p>
          </table:table-cell>
          <table:table-cell table:style-name="ce13" office:value-type="string" calcext:value-type="string">
            <text:p><text:a xlink:href="https://www.reichelt.de/Platinen-Steckverbinder/PSK-254-2W/3/index.html?ACTION=3;ARTICLE=11527" xlink:type="simple">METALL 150</text:a></text:p>
          </table:table-cell>
          <table:table-cell table:style-name="ce13" office:value-type="float" office:value="4" calcext:value-type="float">
            <text:p>4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33] * [.E33]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9" office:value-type="string" calcext:value-type="string">
            <text:p>RP</text:p>
          </table:table-cell>
          <table:table-cell table:style-name="ce18" office:value-type="float" office:value="300" calcext:value-type="float">
            <text:p>300</text:p>
          </table:table-cell>
          <table:table-cell table:style-name="ce13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34] * [.E34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6" office:value-type="string" calcext:value-type="string">
            <text:p>RB1, RB3, RB5,</text:p>
            <text:p>RD5, RD7</text:p>
          </table:table-cell>
          <table:table-cell table:style-name="ce18" office:value-type="string" calcext:value-type="string">
            <text:p>1k</text:p>
          </table:table-cell>
          <table:table-cell table:style-name="ce13" office:value-type="string" calcext:value-type="string">
            <text:p><text:a xlink:href="https://www.reichelt.de/Platinen-Steckverbinder/PSK-254-2W/3/index.html?ACTION=3;ARTICLE=11403" xlink:type="simple">METALL 1,00K</text:a></text:p>
          </table:table-cell>
          <table:table-cell table:style-name="ce13" office:value-type="float" office:value="5" calcext:value-type="float">
            <text:p>5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35] * [.E35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ce7" office:value-type="string" calcext:value-type="string">
            <text:p>RLD1, RLD2, RLS</text:p>
          </table:table-cell>
          <table:table-cell table:style-name="ce18" office:value-type="string" calcext:value-type="string">
            <text:p>2k</text:p>
          </table:table-cell>
          <table:table-cell table:style-name="ce13" office:value-type="string" calcext:value-type="string">
            <text:p><text:a xlink:href="https://www.reichelt.de/Platinen-Steckverbinder/PSK-254-2W/3/index.html?ACTION=3;ARTICLE=11578" xlink:type="simple">METALL 2,00K</text:a>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36] * [.E36]" office:value-type="currency" office:currency="EUR" office:value="0.15" calcext:value-type="currency">
            <text:p>0,15 €</text:p>
          </table:table-cell>
        </table:table-row>
        <table:table-row table:style-name="ro3">
          <table:table-cell table:style-name="ce6" office:value-type="string" calcext:value-type="string">
            <text:p>RB2, RB4, RB6,</text:p>
            <text:p>RD8, RD9</text:p>
          </table:table-cell>
          <table:table-cell table:style-name="ce18" office:value-type="string" calcext:value-type="string">
            <text:p>10k</text:p>
          </table:table-cell>
          <table:table-cell table:style-name="ce13" office:value-type="string" calcext:value-type="string">
            <text:p><text:a xlink:href="https://www.reichelt.de/Platinen-Steckverbinder/PSK-254-2W/3/index.html?ACTION=3;ARTICLE=11449" xlink:type="simple">METALL 10,0K</text:a></text:p>
          </table:table-cell>
          <table:table-cell table:style-name="ce13" office:value-type="float" office:value="5" calcext:value-type="float">
            <text:p>5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37] * [.E37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ce10" office:value-type="string" calcext:value-type="string">
            <text:p>RD2</text:p>
          </table:table-cell>
          <table:table-cell table:style-name="ce22" office:value-type="string" calcext:value-type="string">
            <text:p>100k</text:p>
          </table:table-cell>
          <table:table-cell table:style-name="ce16" office:value-type="string" calcext:value-type="string">
            <text:p><text:a xlink:href="https://www.reichelt.de/Platinen-Steckverbinder/PSK-254-2W/3/index.html?ACTION=3;ARTICLE=11458" xlink:type="simple">METALL 100K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05" calcext:value-type="currency">
            <text:p>0,05 €</text:p>
          </table:table-cell>
          <table:table-cell table:style-name="ce39" table:formula="of:= [.D38] * [.E38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29" table:formula="of:= SUM([.F2:.F38])" office:value-type="currency" office:currency="EUR" office:value="9.7055" calcext:value-type="currency" table:number-columns-spanned="3" table:number-rows-spanned="1">
            <text:p>9,71 €</text:p>
          </table:table-cell>
          <table:covered-table-cell/>
          <table:covered-table-cell table:style-name="ce45"/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>
            <text:p>Shopping cart (most parts):</text:p>
          </table:table-cell>
          <table:table-cell table:style-name="ce23"/>
          <table:table-cell table:style-name="ce28" office:value-type="string" calcext:value-type="string">
            <text:p><text:a xlink:href="https://www.reichelt.de/my/1433464" xlink:type="simple">https://www.reichelt.de/my/1433464</text:a>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ddition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7"/>
        <table:table-column table:style-name="co2" table:default-cell-style-name="Default"/>
        <table:table-column table:style-name="co3" table:default-cell-style-name="ce27"/>
        <table:table-column table:style-name="co3" table:default-cell-style-name="Default"/>
        <table:table-row table:style-name="ro1">
          <table:table-cell table:style-name="ce1" office:value-type="string" calcext:value-type="string">
            <text:p>Related Part</text:p>
          </table:table-cell>
          <table:table-cell table:style-name="ce12" office:value-type="string" calcext:value-type="string">
            <text:p>Value / Description</text:p>
          </table:table-cell>
          <table:table-cell table:style-name="ce12" office:value-type="string" calcext:value-type="string">
            <text:p>Order code</text:p>
          </table:table-cell>
          <table:table-cell table:style-name="ce12" office:value-type="string" calcext:value-type="string">
            <text:p>#</text:p>
          </table:table-cell>
          <table:table-cell table:style-name="ce30" office:value-type="string" calcext:value-type="string">
            <text:p>Prize</text:p>
          </table:table-cell>
          <table:table-cell table:style-name="ce36" office:value-type="string" calcext:value-type="string">
            <text:p>Sum</text:p>
          </table:table-cell>
        </table:table-row>
        <table:table-row table:style-name="ro1">
          <table:table-cell table:style-name="ce46" office:value-type="string" calcext:value-type="string">
            <text:p>ICD</text:p>
          </table:table-cell>
          <table:table-cell table:style-name="ce51" office:value-type="string" calcext:value-type="string">
            <text:p>ic socket; 2x4</text:p>
          </table:table-cell>
          <table:table-cell table:style-name="ce14" office:value-type="string" calcext:value-type="string">
            <text:p><text:a xlink:href="https://www.reichelt.de/?ACTION=3;ARTICLE=8230" xlink:type="simple">GS 8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currency" office:currency="EUR" office:value="0.04" calcext:value-type="currency">
            <text:p>0,04 €</text:p>
          </table:table-cell>
          <table:table-cell table:style-name="ce38" table:formula="of:= [.D2] * [.E2]" office:value-type="currency" office:currency="EUR" office:value="0.04" calcext:value-type="currency">
            <text:p>0,04 €</text:p>
          </table:table-cell>
        </table:table-row>
        <table:table-row table:style-name="ro1">
          <table:table-cell table:style-name="ce6" office:value-type="string" calcext:value-type="string">
            <text:p>ICL1, ICL2</text:p>
          </table:table-cell>
          <table:table-cell table:style-name="ce52" office:value-type="string" calcext:value-type="string">
            <text:p>ic socket; 2x8</text:p>
          </table:table-cell>
          <table:table-cell table:style-name="ce13" office:value-type="string" calcext:value-type="string">
            <text:p><text:a xlink:href="https://www.reichelt.de/?ACTION=3;ARTICLE=8208" xlink:type="simple">GS 16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3] * [.E3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10" office:value-type="string" calcext:value-type="string">
            <text:p>ICM</text:p>
          </table:table-cell>
          <table:table-cell table:style-name="ce53" office:value-type="string" calcext:value-type="string">
            <text:p>ic socket; 2x14</text:p>
          </table:table-cell>
          <table:table-cell table:style-name="ce16" office:value-type="string" calcext:value-type="string">
            <text:p><text:a xlink:href="https://www.reichelt.de/?ACTION=3;ARTICLE=86281" xlink:type="simple">GS 28-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1" calcext:value-type="currency">
            <text:p>0,10 €</text:p>
          </table:table-cell>
          <table:table-cell table:style-name="ce39" table:formula="of:= [.D4] * [.E4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46" office:value-type="string" calcext:value-type="string">
            <text:p>J302, J304, J305</text:p>
          </table:table-cell>
          <table:table-cell table:style-name="ce51" office:value-type="string" calcext:value-type="string">
            <text:p>special socket; 1x2 pins</text:p>
          </table:table-cell>
          <table:table-cell table:style-name="ce14" office:value-type="string" calcext:value-type="string">
            <text:p><text:a xlink:href="https://www.reichelt.de/Platinen-Steckverbinder/PSK-KONTAKTE/3/index.html?ACTION=3;ARTICLE=14857" xlink:type="simple">PSK 254/2W</text:a></text:p>
          </table:table-cell>
          <table:table-cell table:style-name="ce14" office:value-type="float" office:value="3" calcext:value-type="float">
            <text:p>3</text:p>
          </table:table-cell>
          <table:table-cell table:style-name="ce31" office:value-type="currency" office:currency="EUR" office:value="0.01" calcext:value-type="currency">
            <text:p>0,01 €</text:p>
          </table:table-cell>
          <table:table-cell table:style-name="ce38" table:formula="of:= [.D5] * [.E5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6" office:value-type="string" calcext:value-type="string">
            <text:p>J301, J303</text:p>
          </table:table-cell>
          <table:table-cell table:style-name="ce52" office:value-type="string" calcext:value-type="string">
            <text:p>special socket; 1x3 pins</text:p>
          </table:table-cell>
          <table:table-cell table:style-name="ce13" office:value-type="string" calcext:value-type="string">
            <text:p><text:a xlink:href="https://www.reichelt.de/Platinen-Steckverbinder/PSK-254-3W/3/index.html?ACTION=3&amp;LA=10030&amp;ARTICLE=14858&amp;GROUPID=7525&amp;artnr=PSK+254%2F3W" xlink:type="simple">PSK 254/3W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01" calcext:value-type="currency">
            <text:p>0,01 €</text:p>
          </table:table-cell>
          <table:table-cell table:style-name="ce37" table:formula="of:= [.D6] * [.E6]" office:value-type="currency" office:currency="EUR" office:value="0.02" calcext:value-type="currency">
            <text:p>0,02 €</text:p>
          </table:table-cell>
        </table:table-row>
        <table:table-row table:style-name="ro1">
          <table:table-cell table:style-name="ce6" office:value-type="string" calcext:value-type="string">
            <text:p>JP6</text:p>
          </table:table-cell>
          <table:table-cell table:style-name="ce52" office:value-type="string" calcext:value-type="string">
            <text:p>special socket; 1x6 pins</text:p>
          </table:table-cell>
          <table:table-cell table:style-name="ce13" office:value-type="string" calcext:value-type="string">
            <text:p><text:a xlink:href="https://www.reichelt.de/Platinen-Steckverbinder/PSK-KONTAKTE/3/index.html?ACTION=3;ARTICLE=147625" xlink:type="simple">PSK 254/6W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07" calcext:value-type="currency">
            <text:p>0,07 €</text:p>
          </table:table-cell>
          <table:table-cell table:style-name="ce37" table:formula="of:= [.D7] * [.E7]" office:value-type="currency" office:currency="EUR" office:value="0.07" calcext:value-type="currency">
            <text:p>0,07 €</text:p>
          </table:table-cell>
        </table:table-row>
        <table:table-row table:style-name="ro3">
          <table:table-cell table:style-name="ce10" office:value-type="string" calcext:value-type="string">
            <text:p>J301, J302, J303, J304,</text:p>
            <text:p>J305, JP6</text:p>
          </table:table-cell>
          <table:table-cell table:style-name="ce53" office:value-type="string" calcext:value-type="string">
            <text:p>pins for special connector</text:p>
          </table:table-cell>
          <table:table-cell table:style-name="ce16" office:value-type="string" calcext:value-type="string">
            <text:p><text:a xlink:href="https://www.reichelt.de/Platinen-Steckverbinder/PSK-KONTAKTE/3/index.html?ACTION=3&amp;LA=10030&amp;ARTICLE=14861&amp;GROUPID=7525&amp;artnr=PSK-KONTAKTE" xlink:type="simple">PSK-KONTAKTE</text:a></text:p>
          </table:table-cell>
          <table:table-cell table:style-name="ce16" office:value-type="string" calcext:value-type="string">
            <text:p>18</text:p>
            <text:p>(20)</text:p>
          </table:table-cell>
          <table:table-cell table:style-name="ce32" office:value-type="currency" office:currency="EUR" office:value="0.29" calcext:value-type="currency">
            <text:p>0,29 €</text:p>
          </table:table-cell>
          <table:table-cell table:style-name="ce39" table:formula="of:= 1*[.E8]" office:value-type="currency" office:currency="EUR" office:value="0.29" calcext:value-type="currency">
            <text:p>0,29 €</text:p>
          </table:table-cell>
        </table:table-row>
        <table:table-row table:style-name="ro1">
          <table:table-cell table:style-name="ce47" office:value-type="string" calcext:value-type="string">
            <text:p>JLED1, JLED2</text:p>
          </table:table-cell>
          <table:table-cell table:style-name="ce54" office:value-type="string" calcext:value-type="string">
            <text:p>micromatch; 2x3 pins</text:p>
          </table:table-cell>
          <table:table-cell table:style-name="ce21" office:value-type="string" calcext:value-type="string">
            <text:p><text:a xlink:href="https://www.reichelt.de/Platinen-Steckverbinder/PSK-254-3W/3/index.html?ACTION=3;ARTICLE=120050" xlink:type="simple">MPE 372-1-006</text:a></text:p>
          </table:table-cell>
          <table:table-cell table:style-name="ce21" office:value-type="float" office:value="2" calcext:value-type="float">
            <text:p>2</text:p>
          </table:table-cell>
          <table:table-cell table:style-name="ce35" office:value-type="currency" office:currency="EUR" office:value="0.24" calcext:value-type="currency">
            <text:p>0,24 €</text:p>
          </table:table-cell>
          <table:table-cell table:style-name="ce44" table:formula="of:= [.D9] * [.E9]" office:value-type="currency" office:currency="EUR" office:value="0.48" calcext:value-type="currency">
            <text:p>0,48 €</text:p>
          </table:table-cell>
        </table:table-row>
        <table:table-row table:style-name="ro1">
          <table:table-cell table:style-name="ce47" office:value-type="string" calcext:value-type="string">
            <text:p>J201, J202</text:p>
          </table:table-cell>
          <table:table-cell table:style-name="ce54" office:value-type="string" calcext:value-type="string">
            <text:p>connector for box header</text:p>
          </table:table-cell>
          <table:table-cell table:style-name="ce21" office:value-type="string" calcext:value-type="string">
            <text:p><text:a xlink:href="https://www.reichelt.de/Pfosten-Wannenstecker/2/index.html?ACTION=3;ARTICLE=14571" xlink:type="simple">PFL 10</text:a></text:p>
          </table:table-cell>
          <table:table-cell table:style-name="ce21" office:value-type="float" office:value="2" calcext:value-type="float">
            <text:p>2</text:p>
          </table:table-cell>
          <table:table-cell table:style-name="ce35" office:value-type="currency" office:currency="EUR" office:value="0.09" calcext:value-type="currency">
            <text:p>0,09 €</text:p>
          </table:table-cell>
          <table:table-cell table:style-name="ce44" table:formula="of:= [.D10] * [.E10]" office:value-type="currency" office:currency="EUR" office:value="0.18" calcext:value-type="currency">
            <text:p>0,18 €</text:p>
          </table:table-cell>
        </table:table-row>
        <table:table-row table:style-name="ro3">
          <table:table-cell table:style-name="ce46" office:value-type="string" calcext:value-type="string">
            <text:p>J501</text:p>
          </table:table-cell>
          <table:table-cell table:style-name="ce51" office:value-type="string" calcext:value-type="string">
            <text:p>wire; 2x0,75mm²; power</text:p>
          </table:table-cell>
          <table:table-cell table:style-name="ce14" office:value-type="string" calcext:value-type="string">
            <text:p><text:a xlink:href="https://www.reichelt.de/Pfosten-Wannenstecker/2/index.html?ACTION=3;ARTICLE=36246" xlink:type="simple">LA 275-50</text:a></text:p>
          </table:table-cell>
          <table:table-cell table:style-name="ce14" office:value-type="string" calcext:value-type="string">
            <text:p>1</text:p>
            <text:p>(50)</text:p>
          </table:table-cell>
          <table:table-cell table:style-name="ce31" office:value-type="currency" office:currency="EUR" office:value="10.3" calcext:value-type="currency">
            <text:p>10,30 €</text:p>
          </table:table-cell>
          <table:table-cell table:style-name="ce38" table:formula="of:= 1* [.E11] / 50" office:value-type="currency" office:currency="EUR" office:value="0.206" calcext:value-type="currency">
            <text:p>0,21 €</text:p>
          </table:table-cell>
        </table:table-row>
        <table:table-row table:style-name="ro6">
          <table:table-cell table:style-name="ce10" office:value-type="string" calcext:value-type="string">
            <text:p>J201, J202,</text:p>
            <text:p>JLED1, JLED2, JT,</text:p>
            <text:p>J301, J303,</text:p>
            <text:p>J302, J304, J305</text:p>
          </table:table-cell>
          <table:table-cell table:style-name="ce53" office:value-type="string" calcext:value-type="string">
            <text:p>wire; 10x0,1mm²; data</text:p>
          </table:table-cell>
          <table:table-cell table:style-name="ce16" office:value-type="string" calcext:value-type="string">
            <text:p><text:a xlink:href="https://www.reichelt.de/Flachbandkabel/AWG-28-10G-30M/3/index.html?ACTION=3&amp;LA=2&amp;ARTICLE=47622&amp;GROUPID=5030&amp;artnr=AWG+28-10G+30M" xlink:type="simple">AWG 28-10G 30M</text:a></text:p>
          </table:table-cell>
          <table:table-cell table:style-name="ce16" office:value-type="string" calcext:value-type="string">
            <text:p>1</text:p>
            <text:p>(30)</text:p>
          </table:table-cell>
          <table:table-cell table:style-name="ce32" office:value-type="currency" office:currency="EUR" office:value="8.6" calcext:value-type="currency">
            <text:p>8,60 €</text:p>
          </table:table-cell>
          <table:table-cell table:style-name="ce39" table:formula="of:= 1 * [.E12] / 30" office:value-type="currency" office:currency="EUR" office:value="0.286666666666667" calcext:value-type="currency">
            <text:p>0,29 €</text:p>
          </table:table-cell>
        </table:table-row>
        <table:table-row table:style-name="ro3">
          <table:table-cell table:style-name="ce6" office:value-type="string" calcext:value-type="string">
            <text:p>JLED1, JLED2,</text:p>
            <text:p>J301, J303</text:p>
          </table:table-cell>
          <table:table-cell table:style-name="ce18" office:value-type="string" calcext:value-type="string">
            <text:p>shrink tubing; d=1,6mm; black</text:p>
          </table:table-cell>
          <table:table-cell table:style-name="ce13" office:value-type="string" calcext:value-type="string">
            <text:p><text:a xlink:href="https://www.reichelt.de/Schrumpfschlauch-Abschnitte/SDH-1-6-SW/3/index.html?ACTION=3&amp;LA=2&amp;ARTICLE=17394&amp;GROUPID=5749&amp;artnr=SDH+1%2C6+SW" xlink:type="simple">SDH 1,6 SW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5" office:value-type="currency" office:currency="EUR" office:value="0.25" calcext:value-type="currency">
            <text:p>0,25 €</text:p>
          </table:table-cell>
          <table:table-cell table:style-name="ce37" table:formula="of:= 1 * [.E13] / 1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6" office:value-type="string" calcext:value-type="string">
            <text:p>JLED1, JLED2,</text:p>
            <text:p><text:span text:style-name="T1">J301, J303</text:span></text:p>
          </table:table-cell>
          <table:table-cell table:style-name="ce18" office:value-type="string" calcext:value-type="string">
            <text:p>shrink tubing; d=1,6mm; red</text:p>
          </table:table-cell>
          <table:table-cell table:style-name="ce13" office:value-type="string" calcext:value-type="string">
            <text:p><text:a xlink:href="https://www.reichelt.de/Schrumpfschlauch-Abschnitte/SDH-1-6-SW/3/index.html?ACTION=3;ARTICLE=17393" xlink:type="simple">SDH 1,6 RT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5" office:value-type="currency" office:currency="EUR" office:value="0.32" calcext:value-type="currency">
            <text:p>0,32 €</text:p>
          </table:table-cell>
          <table:table-cell table:style-name="ce65" table:formula="of:= 1 * [.E14] / 10" office:value-type="currency" office:currency="EUR" office:value="0.032" calcext:value-type="currency">
            <text:p>0,03 €</text:p>
          </table:table-cell>
        </table:table-row>
        <table:table-row table:style-name="ro7">
          <table:table-cell table:style-name="ce9" office:value-type="string" calcext:value-type="string">
            <text:p>JLED1, JLED2, JT</text:p>
          </table:table-cell>
          <table:table-cell table:style-name="ce18" office:value-type="string" calcext:value-type="string">
            <text:p>shrink tubing; d=1,6mm; blue</text:p>
          </table:table-cell>
          <table:table-cell table:style-name="ce13" office:value-type="string" calcext:value-type="string">
            <text:p><text:a xlink:href="https://www.reichelt.de/Schrumpfschlauch-Abschnitte/SDH-1-6-SW/3/index.html?ACTION=3;ARTICLE=17392" xlink:type="simple">SDH 1,6 BL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5" office:value-type="currency" office:currency="EUR" office:value="0.32" calcext:value-type="currency">
            <text:p>0,32 €</text:p>
          </table:table-cell>
          <table:table-cell table:style-name="ce65" table:formula="of:= 1 * [.E15] / 10" office:value-type="currency" office:currency="EUR" office:value="0.032" calcext:value-type="currency">
            <text:p>0,03 €</text:p>
          </table:table-cell>
        </table:table-row>
        <table:table-row table:style-name="ro3">
          <table:table-cell table:style-name="ce48" office:value-type="string" calcext:value-type="string">
            <text:p>J302, J304, J305</text:p>
          </table:table-cell>
          <table:table-cell table:style-name="ce55" office:value-type="string" calcext:value-type="string">
            <text:p>shrink tubing; d=3,2mm; black</text:p>
          </table:table-cell>
          <table:table-cell table:style-name="ce60" office:value-type="string" calcext:value-type="string">
            <text:p><text:a xlink:href="https://www.reichelt.de/?ACTION=3;ARTICLE=17406" xlink:type="simple">SDH 3,2 SW</text:a></text:p>
          </table:table-cell>
          <table:table-cell table:style-name="ce60" office:value-type="string" calcext:value-type="string">
            <text:p>1</text:p>
            <text:p>(10)</text:p>
          </table:table-cell>
          <table:table-cell table:style-name="ce63" office:value-type="currency" office:currency="EUR" office:value="0.26" calcext:value-type="currency">
            <text:p>0,26 €</text:p>
          </table:table-cell>
          <table:table-cell table:style-name="ce66" table:formula="of:= 1 * [.E16] / 10" office:value-type="currency" office:currency="EUR" office:value="0.026" calcext:value-type="currency">
            <text:p>0,03 €</text:p>
          </table:table-cell>
        </table:table-row>
        <table:table-row table:style-name="ro3">
          <table:table-cell table:style-name="ce49" office:value-type="string" calcext:value-type="string">
            <text:p>JLED1, JLED2</text:p>
          </table:table-cell>
          <table:table-cell table:style-name="ce56" office:value-type="string" calcext:value-type="string">
            <text:p>shrink tubing; d=3,2mm; red</text:p>
          </table:table-cell>
          <table:table-cell table:style-name="ce61" office:value-type="string" calcext:value-type="string">
            <text:p><text:a xlink:href="https://www.reichelt.de/?ACTION=3;ARTICLE=17405" xlink:type="simple">SDH 3,2 RT</text:a></text:p>
          </table:table-cell>
          <table:table-cell table:style-name="ce61" office:value-type="string" calcext:value-type="string">
            <text:p>1</text:p>
            <text:p>(10)</text:p>
          </table:table-cell>
          <table:table-cell table:style-name="ce64" office:value-type="currency" office:currency="EUR" office:value="0.31" calcext:value-type="currency">
            <text:p>0,31 €</text:p>
          </table:table-cell>
          <table:table-cell table:style-name="ce67" table:formula="of:= 1 * [.E17] / 10" office:value-type="currency" office:currency="EUR" office:value="0.031" calcext:value-type="currency">
            <text:p>0,03 €</text:p>
          </table:table-cell>
        </table:table-row>
        <table:table-row table:style-name="ro3">
          <table:table-cell table:style-name="ce48" office:value-type="string" calcext:value-type="string">
            <text:p>J501</text:p>
          </table:table-cell>
          <table:table-cell table:style-name="ce55" office:value-type="string" calcext:value-type="string">
            <text:p>shrink tubing; d=6,4mm; red</text:p>
          </table:table-cell>
          <table:table-cell table:style-name="ce60" office:value-type="string" calcext:value-type="string">
            <text:p><text:a xlink:href="https://www.reichelt.de/?ACTION=3;ARTICLE=17413" xlink:type="simple">SDH 6,4 RT</text:a></text:p>
          </table:table-cell>
          <table:table-cell table:style-name="ce60" office:value-type="string" calcext:value-type="string">
            <text:p>1</text:p>
            <text:p>(10)</text:p>
          </table:table-cell>
          <table:table-cell table:style-name="ce63" office:value-type="currency" office:currency="EUR" office:value="0.5" calcext:value-type="currency">
            <text:p>0,50 €</text:p>
          </table:table-cell>
          <table:table-cell table:style-name="ce66" table:formula="of:= 1 * [.E18] / 10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style-name="ce46" office:value-type="string" calcext:value-type="string">
            <text:p>J501</text:p>
          </table:table-cell>
          <table:table-cell table:style-name="ce57" office:value-type="string" calcext:value-type="string">
            <text:p>switch; power supply</text:p>
          </table:table-cell>
          <table:table-cell table:style-name="ce14" office:value-type="string" calcext:value-type="string">
            <text:p><text:a xlink:href="https://www.reichelt.de/Wippschalter/WS-R13-112-AAAA/3/index.html?ACTION=3&amp;LA=2&amp;ARTICLE=105442&amp;GROUPID=7596&amp;artnr=WS+R13-112+AAAA&amp;SEARCH=%252A" xlink:type="simple">WS R13-112 AAAA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currency" office:currency="EUR" office:value="0.81" calcext:value-type="currency">
            <text:p>0,81 €</text:p>
          </table:table-cell>
          <table:table-cell table:style-name="ce38" table:formula="of:= [.D19] * [.E19]" office:value-type="currency" office:currency="EUR" office:value="0.81" calcext:value-type="currency">
            <text:p>0,81 €</text:p>
          </table:table-cell>
        </table:table-row>
        <table:table-row table:style-name="ro1">
          <table:table-cell table:style-name="ce50" office:value-type="string" calcext:value-type="string">
            <text:p>B1, B2, BMODE</text:p>
          </table:table-cell>
          <table:table-cell table:style-name="ce58" office:value-type="string" calcext:value-type="string">
            <text:p>button; signal</text:p>
          </table:table-cell>
          <table:table-cell table:style-name="ce16" office:value-type="string" calcext:value-type="string">
            <text:p><text:a xlink:href="https://www.reichelt.de/Drucktaster-Druckschalter/T-113A-RT/3/index.html?ACTION=3&amp;LA=2&amp;ARTICLE=45166&amp;GROUPID=7586&amp;artnr=T+113A+RT" xlink:type="simple">T 113A RT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currency" office:currency="EUR" office:value="0.47" calcext:value-type="currency">
            <text:p>0,47 €</text:p>
          </table:table-cell>
          <table:table-cell table:style-name="ce39" table:formula="of:= [.D20] * [.E20]" office:value-type="currency" office:currency="EUR" office:value="1.41" calcext:value-type="currency">
            <text:p>1,41 €</text:p>
          </table:table-cell>
        </table:table-row>
        <table:table-row table:style-name="ro1">
          <table:table-cell table:style-name="ce46" office:value-type="string" calcext:value-type="string">
            <text:p>J501</text:p>
          </table:table-cell>
          <table:table-cell table:style-name="ce51" office:value-type="string" calcext:value-type="string">
            <text:p>battery; 9V</text:p>
          </table:table-cell>
          <table:table-cell table:style-name="ce14" office:value-type="string" calcext:value-type="string">
            <text:p><text:a xlink:href="https://www.reichelt.de/Alkalinebatterien/VAR-IND1-9V/3/index.html?ACTION=3&amp;LA=2&amp;ARTICLE=203378&amp;GROUPID=1027&amp;artnr=VAR+IND1+9V" xlink:type="simple">VAR IND1 9V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currency" office:currency="EUR" office:value="0.99" calcext:value-type="currency">
            <text:p>0,99 €</text:p>
          </table:table-cell>
          <table:table-cell table:style-name="ce38" table:formula="of:= [.D21] * [.E21]" office:value-type="currency" office:currency="EUR" office:value="0.99" calcext:value-type="currency">
            <text:p>0,99 €</text:p>
          </table:table-cell>
        </table:table-row>
        <table:table-row table:style-name="ro1">
          <table:table-cell table:style-name="ce10" office:value-type="string" calcext:value-type="string">
            <text:p>J501</text:p>
          </table:table-cell>
          <table:table-cell table:style-name="ce53" office:value-type="string" calcext:value-type="string">
            <text:p>battery clip</text:p>
          </table:table-cell>
          <table:table-cell table:style-name="ce16" office:value-type="string" calcext:value-type="string">
            <text:p><text:a xlink:href="https://www.reichelt.de/Batteriehalter-fuer-9V-Block/HALTER-9V/3/index.html?ACTION=3&amp;LA=517&amp;ARTICLE=44604&amp;GROUPID=4259&amp;trstct=lsbght_sldr::113159" xlink:type="simple">HALTER 9V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67" calcext:value-type="currency">
            <text:p>0,67 €</text:p>
          </table:table-cell>
          <table:table-cell table:style-name="ce39" table:formula="of:= [.D22] * [.E22]" office:value-type="currency" office:currency="EUR" office:value="0.67" calcext:value-type="currency">
            <text:p>0,67 €</text:p>
          </table:table-cell>
        </table:table-row>
        <table:table-row table:style-name="ro1">
          <table:table-cell table:style-name="ce6" office:value-type="string" calcext:value-type="string">
            <text:p>J301, J303</text:p>
          </table:table-cell>
          <table:table-cell table:style-name="ce52" office:value-type="string" calcext:value-type="string">
            <text:p>IR led; 5mm</text:p>
          </table:table-cell>
          <table:table-cell table:style-name="ce13" office:value-type="string" calcext:value-type="string">
            <text:p><text:a xlink:href="https://www.reichelt.de/Fotodioden-etc-/CQY-99/3/index.html?ACTION=3&amp;LA=2&amp;ARTICLE=6832&amp;GROUPID=3045&amp;artnr=CQY+99" xlink:type="simple">CQY 99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26" calcext:value-type="currency">
            <text:p>0,26 €</text:p>
          </table:table-cell>
          <table:table-cell table:style-name="ce37" table:formula="of:= [.D23] * [.E23]" office:value-type="currency" office:currency="EUR" office:value="0.52" calcext:value-type="currency">
            <text:p>0,52 €</text:p>
          </table:table-cell>
        </table:table-row>
        <table:table-row table:style-name="ro7">
          <table:table-cell table:style-name="ce7" office:value-type="string" calcext:value-type="string">
            <text:p>JLED1, JLED2</text:p>
          </table:table-cell>
          <table:table-cell table:style-name="ce59" office:value-type="string" calcext:value-type="string">
            <text:p>RGB led; 5-8mm</text:p>
          </table:table-cell>
          <table:table-cell table:style-name="ce62" office:value-type="string" calcext:value-type="string">
            <text:p><text:a xlink:href="https://www.amazon.de/Stück-Ultra-Helle-Indirekt-Common/dp/B00H96MFNI/ref=sr_1_1" xlink:type="simple">Amazon</text:a></text:p>
          </table:table-cell>
          <table:table-cell table:style-name="ce13" office:value-type="string" calcext:value-type="string">
            <text:p>2</text:p>
            <text:p>(100)</text:p>
          </table:table-cell>
          <table:table-cell table:style-name="ce25" office:value-type="currency" office:currency="EUR" office:value="7.99" calcext:value-type="currency">
            <text:p>7,99 €</text:p>
          </table:table-cell>
          <table:table-cell table:style-name="ce37" table:formula="of:= 2 * [.E24] / 100" office:value-type="currency" office:currency="EUR" office:value="0.1598" calcext:value-type="currency">
            <text:p>0,16 €</text:p>
          </table:table-cell>
        </table:table-row>
        <table:table-row table:style-name="ro3">
          <table:table-cell table:style-name="ce46" office:value-type="string" calcext:value-type="string">
            <text:p>ICS</text:p>
          </table:table-cell>
          <table:table-cell table:style-name="ce57" office:value-type="string" calcext:value-type="string">
            <text:p>screw; m3; 8mm</text:p>
          </table:table-cell>
          <table:table-cell table:style-name="ce14" office:value-type="string" calcext:value-type="string">
            <text:p><text:a xlink:href="https://www.reichelt.de/Flachbandkabel/AWG-28-10G-30M/3/index.html?ACTION=3;ARTICLE=65693" xlink:type="simple">SZK M3X8-200</text:a></text:p>
          </table:table-cell>
          <table:table-cell table:style-name="ce14" office:value-type="string" calcext:value-type="string">
            <text:p>1</text:p>
            <text:p>(200)</text:p>
          </table:table-cell>
          <table:table-cell table:style-name="ce31" office:value-type="currency" office:currency="EUR" office:value="1.99" calcext:value-type="currency">
            <text:p>1,99 €</text:p>
          </table:table-cell>
          <table:table-cell table:style-name="ce38" table:formula="of:= 1 * [.E25] / 200" office:value-type="currency" office:currency="EUR" office:value="0.00995" calcext:value-type="currency">
            <text:p>0,01 €</text:p>
          </table:table-cell>
        </table:table-row>
        <table:table-row table:style-name="ro3">
          <table:table-cell table:style-name="ce6" office:value-type="string" calcext:value-type="string">
            <text:p>ICS</text:p>
          </table:table-cell>
          <table:table-cell table:style-name="ce18" office:value-type="string" calcext:value-type="string">
            <text:p>nut; m3</text:p>
          </table:table-cell>
          <table:table-cell table:style-name="ce13" office:value-type="string" calcext:value-type="string">
            <text:p><text:a xlink:href="https://www.reichelt.de/Flachbandkabel/AWG-28-10G-30M/3/index.html?ACTION=3;ARTICLE=72592" xlink:type="simple">SK-E M3-100</text:a></text:p>
          </table:table-cell>
          <table:table-cell table:style-name="ce13" office:value-type="string" calcext:value-type="string">
            <text:p>1</text:p>
            <text:p>(100)</text:p>
          </table:table-cell>
          <table:table-cell table:style-name="ce25" table:formula="of:= 2.5" office:value-type="currency" office:currency="EUR" office:value="2.5" calcext:value-type="currency">
            <text:p>2,50 €</text:p>
          </table:table-cell>
          <table:table-cell table:style-name="ce37" table:formula="of:= 1 * [.E26] / 10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6" office:value-type="string" calcext:value-type="string">
            <text:p>ICS,</text:p>
            <text:p>corners of circuit board</text:p>
          </table:table-cell>
          <table:table-cell table:style-name="ce18" office:value-type="string" calcext:value-type="string">
            <text:p>washer; m3</text:p>
          </table:table-cell>
          <table:table-cell table:style-name="ce13" office:value-type="string" calcext:value-type="string">
            <text:p><text:a xlink:href="https://www.reichelt.de/Flachbandkabel/AWG-28-10G-30M/3/index.html?ACTION=3;ARTICLE=72588" xlink:type="simple">SKU-E 3,2-100</text:a></text:p>
          </table:table-cell>
          <table:table-cell table:style-name="ce13" office:value-type="string" calcext:value-type="string">
            <text:p>6</text:p>
            <text:p>(100)</text:p>
          </table:table-cell>
          <table:table-cell table:style-name="ce25" table:formula="of:=1.85" office:value-type="currency" office:currency="EUR" office:value="1.85" calcext:value-type="currency">
            <text:p>1,85 €</text:p>
          </table:table-cell>
          <table:table-cell table:style-name="ce37" table:formula="of:= 6 * [.E27] / 100" office:value-type="currency" office:currency="EUR" office:value="0.111" calcext:value-type="currency">
            <text:p>0,11 €</text:p>
          </table:table-cell>
        </table:table-row>
        <table:table-row table:style-name="ro3">
          <table:table-cell table:style-name="ce10" office:value-type="string" calcext:value-type="string">
            <text:p>corners of circuit board,</text:p>
            <text:p>battery clip</text:p>
          </table:table-cell>
          <table:table-cell table:style-name="ce22" office:value-type="string" calcext:value-type="string">
            <text:p>screw; 2,9mm</text:p>
          </table:table-cell>
          <table:table-cell table:style-name="ce16" office:value-type="string" calcext:value-type="string">
            <text:p><text:a xlink:href="https://www.reichelt.de/Blechschrauben/SBL-2913-100/3/index.html?ACTION=3;ARTICLE=130327" xlink:type="simple">SBL 2916-100</text:a></text:p>
          </table:table-cell>
          <table:table-cell table:style-name="ce16" office:value-type="string" calcext:value-type="string">
            <text:p>6</text:p>
            <text:p>(100)</text:p>
          </table:table-cell>
          <table:table-cell table:style-name="ce32" table:formula="of:= 1.75" office:value-type="currency" office:currency="EUR" office:value="1.75" calcext:value-type="currency">
            <text:p>1,75 €</text:p>
          </table:table-cell>
          <table:table-cell table:style-name="ce39" table:formula="of:=6 * [.E28] / 100" office:value-type="currency" office:currency="EUR" office:value="0.105" calcext:value-type="currency">
            <text:p>0,11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29" table:formula="of:= SUM([.F3:.F28])" office:value-type="currency" office:currency="EUR" office:value="6.76941666666667" calcext:value-type="currency" table:number-columns-spanned="3" table:number-rows-spanned="1">
            <text:p>6,77 €</text:p>
          </table:table-cell>
          <table:covered-table-cell/>
          <table:covered-table-cell table:style-name="ce4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 office:value-type="string" calcext:value-type="string">
            <text:p>Shopping cart (most parts):</text:p>
          </table:table-cell>
          <table:table-cell table:style-name="ce23"/>
          <table:table-cell table:style-name="ce28" office:value-type="string" calcext:value-type="string">
            <text:p><text:a xlink:href="https://www.reichelt.de/my/1433464" xlink:type="simple">https://www.reichelt.de/my/1433464</text:a>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8-01-29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 style:data-style-name="N2" text:time-value="01:24:43.4870733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01:29:42.443011746</dc:date>
    <meta:editing-duration>PT5H46M6S</meta:editing-duration>
    <meta:editing-cycles>46</meta:editing-cycles>
    <meta:generator>LibreOffice/5.1.6.2$Linux_X86_64 LibreOffice_project/10m0$Build-2</meta:generator>
    <meta:document-statistic meta:table-count="2" meta:cell-count="396" meta:object-count="0"/>
  </office:meta>
</office:document-meta>
</file>